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4db" officeooo:paragraph-rsid="001724db"/>
    </style:style>
    <style:style style:name="P2" style:family="paragraph" style:parent-style-name="Standard">
      <style:text-properties fo:font-size="14pt" officeooo:rsid="001724db" officeooo:paragraph-rsid="001724db" style:font-size-asian="14pt" style:font-size-complex="14pt"/>
    </style:style>
    <style:style style:name="P3" style:family="paragraph" style:parent-style-name="Standard">
      <style:text-properties officeooo:rsid="0018d25d" officeooo:paragraph-rsid="0018d25d"/>
    </style:style>
    <style:style style:name="P4" style:family="paragraph" style:parent-style-name="Standard">
      <style:text-properties officeooo:rsid="001bbec5" officeooo:paragraph-rsid="001bbec5"/>
    </style:style>
    <style:style style:name="P5" style:family="paragraph" style:parent-style-name="Text_20_body">
      <style:text-properties officeooo:paragraph-rsid="001724d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officeooo:rsid="001724db"/>
    </style:style>
    <style:style style:name="T2" style:family="text">
      <style:text-properties officeooo:rsid="001a2336"/>
    </style:style>
    <style:style style:name="T3" style:family="text">
      <style:text-properties officeooo:rsid="001bc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zy: Kamil Gliński, Mateusz Popielarz, Michal Flak</text:p>
      <text:p text:style-name="P1">Przedmiot: Bazy Danych</text:p>
      <text:p text:style-name="P1">Projekt: Northwind</text:p>
      <text:p text:style-name="P1"/>
      <text:p text:style-name="P5"><text:span text:style-name="T1">technologie: PostgreSql, Hibernate, Java, Spring boot - System do składania zamówień</text:span></text:p>
      <text:p text:style-name="P6"><text:bookmark text:name="yui_3_17_2_1_1607119725183_62"/>repozytorium: https://github.com/pixellos/agh.6.bd</text:p>
      <text:p text:style-name="P1"/>
      <text:p text:style-name="P3">Uruchomienie:</text:p>
      <text:p text:style-name="P3">W celu uruchomienia aplikacji należy sklonowac repozytorium, zainstalowac na lokalnym komputerze baze danych postgreSql, <text:span text:style-name="T2">oraz wykonac na bazie danych skrypty które znajduja się w repozytorium w lokalizacji /resources/db-schema, następnie należy uruchomic aplikacje backendowa przez klase NorthwindApplication.java</text:span></text:p>
      <text:p text:style-name="P3"/>
      <text:p text:style-name="P3"/>
      <text:p text:style-name="P4">Przykłady wywołań metod:</text:p>
      <text:p text:style-name="P4"/>
      <text:p text:style-name="P4">- pobranie produktow po kategorii</text:p>
      <text:p text:style-name="P4"><text:a xlink:type="simple" xlink:href="http://localhost:8080/products/category/Beverages" text:style-name="Internet_20_link" text:visited-style-name="Visited_20_Internet_20_Link">http://localhost:8080/products/category/Beverages</text:a></text:p>
      <text:p text:style-name="P4">- pobranie produktow po kraju zapewniajacego</text:p>
      <text:p text:style-name="P4"><text:a xlink:type="simple" xlink:href="http://localhost:8080/products/supplier/country/USA" text:style-name="Internet_20_link" text:visited-style-name="Visited_20_Internet_20_Link">http://localhost:8080/products/supplier/country/USA</text:a></text:p>
      <text:p text:style-name="P4"><text:a xlink:type="simple" xlink:href="http://localhost:8080/products/supplier/country/Japan" text:style-name="Internet_20_link" text:visited-style-name="Visited_20_Internet_20_Link">http://localhost:8080/products/supplier/country/Japan</text:a></text:p>
      <text:p text:style-name="P4">- pobranie produktow po zapewniajacym</text:p>
      <text:p text:style-name="P4"><text:a xlink:type="simple" xlink:href="http://localhost:8080/products/supplierId/1" text:style-name="Internet_20_link" text:visited-style-name="Visited_20_Internet_20_Link">http://localhost:8080/products/supplierId/1</text:a></text:p>
      <text:p text:style-name="P4">- pobranie produktow po id klienta</text:p>
      <text:p text:style-name="P4"><text:a xlink:type="simple" xlink:href="http://localhost:8080/orders/customer/SUPRD" text:style-name="Internet_20_link" text:visited-style-name="Visited_20_Internet_20_Link">http://localhost:8080/orders/customer/SUPRD</text:a></text:p>
      <text:p text:style-name="P4">- poranie zamowien po id klienta</text:p>
      <text:p text:style-name="P4"><text:a xlink:type="simple" xlink:href="http://localhost:8080/orders/customer/VINET" text:style-name="Internet_20_link" text:visited-style-name="Visited_20_Internet_20_Link">http://localhost:8080/orders/customer/VINET</text:a></text:p>
      <text:p text:style-name="P4">- pobranie zamowien po id klienta</text:p>
      <text:p text:style-name="P4"><text:a xlink:type="simple" xlink:href="http://localhost:8080/orders/employee/2" text:style-name="Internet_20_link" text:visited-style-name="Visited_20_Internet_20_Link">http://localhost:8080/orders/employee/2</text:a></text:p>
      <text:p text:style-name="P4">- pobranie pracownikow po id</text:p>
      <text:p text:style-name="P4"><text:a xlink:type="simple" xlink:href="http://localhost:8080/employees/2" text:style-name="Internet_20_link" text:visited-style-name="Visited_20_Internet_20_Link">http://localhost:8080/employees/2</text:a></text:p>
      <text:p text:style-name="P4">- pobranie detale zamowien po id zamowienia</text:p>
      <text:p text:style-name="P4"><text:a xlink:type="simple" xlink:href="http://localhost:8080/orderDetails/order/10248" text:style-name="Internet_20_link" text:visited-style-name="Visited_20_Internet_20_Link">http://localhost:8080/orderDetails/order/10248</text:a></text:p>
      <text:p text:style-name="P4">- pobranie detali zamowien po id produku</text:p>
      <text:p text:style-name="P4"><text:a xlink:type="simple" xlink:href="http://localhost:8080/orderDetails/product/11" text:style-name="Internet_20_link" text:visited-style-name="Visited_20_Internet_20_Link">http://localhost:8080/orderDetails/product/11</text:a></text:p>
      <text:p text:style-name="P4">- pobranie detali zamowien w kategorii produktow</text:p>
      <text:p text:style-name="P4"><text:a xlink:type="simple" xlink:href="http://localhost:8080/orderDetails/product/category/Beverages" text:style-name="Internet_20_link" text:visited-style-name="Visited_20_Internet_20_Link">http://localhost:8080/orderDetails/product/category/Beverages</text:a></text:p>
      <text:p text:style-name="P4">- <text:span text:style-name="T3">pobranie detali zamowien po id zapewniajacego produkt</text:span></text:p>
      <text:p text:style-name="P4"><text:a xlink:type="simple" xlink:href="http://localhost:8080/orderDetails/product/supplier/1" text:style-name="Internet_20_link" text:visited-style-name="Visited_20_Internet_20_Link">http://localhost:8080/orderDetails/product/supplier/1</text:a></text:p>
      <text:p text:style-name="P4">- <text:span text:style-name="T3">pobranie zmaowien po id spedytora</text:span></text:p>
      <text:p text:style-name="P4"><text:a xlink:type="simple" xlink:href="http://localhost:8080/orders/shipper/1" text:style-name="Internet_20_link" text:visited-style-name="Visited_20_Internet_20_Link">http://localhost:8080/orders/shipper/1</text:a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23:02:42.695046918</meta:creation-date>
    <dc:date>2020-12-04T23:28:53.428531572</dc:date>
    <meta:editing-duration>PT15M2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52" meta:character-count="1637" meta:non-whitespace-character-count="1518"/>
  </office:meta>
</office:document-meta>
</file>